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1C4AB6800E6CDD2F35.png" manifest:media-type="image/png"/>
  <manifest:file-entry manifest:full-path="Pictures/10000000000002D00000021CEC1B913E87B82307.png" manifest:media-type="image/png"/>
  <manifest:file-entry manifest:full-path="Pictures/10000000000002D00000021CF094F973A839B186.png" manifest:media-type="image/png"/>
  <manifest:file-entry manifest:full-path="Pictures/10000000000002D00000021C9BCC0CBE2C3DF4F0.png" manifest:media-type="image/png"/>
  <manifest:file-entry manifest:full-path="Pictures/10000000000002D00000021C319FBC10F474D62D.png" manifest:media-type="image/png"/>
  <manifest:file-entry manifest:full-path="Pictures/10000000000002D00000021C186A8B3C82D3233C.png" manifest:media-type="image/png"/>
  <manifest:file-entry manifest:full-path="Pictures/10000000000002D00000021CE704B2BD6076FBD6.png" manifest:media-type="image/png"/>
  <manifest:file-entry manifest:full-path="Pictures/10000000000002D00000021CAF185C493B549E22.png" manifest:media-type="image/png"/>
  <manifest:file-entry manifest:full-path="Pictures/10000000000002D00000021C6C685D0C6E588E5D.png" manifest:media-type="image/png"/>
  <manifest:file-entry manifest:full-path="Pictures/10000000000002D00000021C90516E8B376A32E0.png" manifest:media-type="image/png"/>
  <manifest:file-entry manifest:full-path="Pictures/10000000000002D00000021C19B62430DF2C4D77.png" manifest:media-type="image/png"/>
  <manifest:file-entry manifest:full-path="Pictures/10000000000002D00000021CFB20CF51EB24ADC4.png" manifest:media-type="image/png"/>
  <manifest:file-entry manifest:full-path="Pictures/10000000000002D00000021C05D4A81B3220F725.png" manifest:media-type="image/png"/>
  <manifest:file-entry manifest:full-path="Pictures/10000000000002D00000021C16A9B8727E415DC8.png" manifest:media-type="image/png"/>
  <manifest:file-entry manifest:full-path="Pictures/10000000000002D00000021CE7A5EE6D2B571DC5.png" manifest:media-type="image/png"/>
  <manifest:file-entry manifest:full-path="Pictures/10000000000002D00000021C6D78CA5B2E7C6CF0.png" manifest:media-type="image/png"/>
  <manifest:file-entry manifest:full-path="Pictures/10000000000002D00000021CE4E1C8608D7ECF7D.png" manifest:media-type="image/png"/>
  <manifest:file-entry manifest:full-path="Pictures/10000000000002D00000021C4BBC58FFC8E594DF.png" manifest:media-type="image/png"/>
  <manifest:file-entry manifest:full-path="Pictures/10000000000002D00000021C70AFDF1202C7BED2.png" manifest:media-type="image/png"/>
  <manifest:file-entry manifest:full-path="Pictures/10000000000002D00000021C30AB9395CBE24BCC.png" manifest:media-type="image/png"/>
  <manifest:file-entry manifest:full-path="Pictures/10000000000002D00000021C1EBF771BAE4AEB59.png" manifest:media-type="image/png"/>
  <manifest:file-entry manifest:full-path="Pictures/10000000000002D00000021C1156A2E3F2047E7A.png" manifest:media-type="image/png"/>
  <manifest:file-entry manifest:full-path="Pictures/10000000000002D00000021C6735A2C31BD9109B.png" manifest:media-type="image/png"/>
  <manifest:file-entry manifest:full-path="Pictures/10000000000002D00000021C3CD09BF52BBD70BE.png" manifest:media-type="image/png"/>
  <manifest:file-entry manifest:full-path="Pictures/10000000000002D00000021CB6644D49AC6D1C62.png" manifest:media-type="image/png"/>
  <manifest:file-entry manifest:full-path="Pictures/10000000000002D00000021CBCE9C586DE8ECE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a9a9a"/>
    </style:style>
    <style:style style:name="gr3" style:family="graphic" style:parent-style-name="standard">
      <style:graphic-properties draw:stroke="none" draw:fill="solid" draw:fill-color="#eeeee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a9a9a"/>
    </style:style>
    <style:style style:name="P3" style:family="paragraph">
      <loext:graphic-properties draw:fill="solid" draw:fill-color="#eeeeee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Arial" fo:font-size="18pt" fo:font-weight="bold" style:font-size-asian="18pt" style:font-name-complex="Arial" style:font-size-complex="18pt" style:font-weight-complex="bold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664.092cm" svg:x="0.939cm" svg:y="-622.184cm" svg:viewBox="0 0 19651 664093" draw:points="0,0 19651,0 19651,664093 0,664093">
          <text:p/>
        </draw:polygon>
        <draw:polygon draw:style-name="gr2" draw:text-style-name="P2" draw:layer="layout" svg:width="19.12cm" svg:height="0.027cm" svg:x="1.199cm" svg:y="2.47cm" svg:viewBox="0 0 19121 28" draw:points="0,0 19121,0 19121,28 0,28">
          <text:p/>
        </draw:polygon>
        <draw:polygon draw:style-name="gr3" draw:text-style-name="P3" draw:layer="layout" svg:width="19.12cm" svg:height="0.026cm" svg:x="1.199cm" svg:y="2.497cm" svg:viewBox="0 0 19121 27" draw:points="0,0 19121,0 19121,27 0,27">
          <text:p/>
        </draw:polygon>
        <draw:polygon draw:style-name="gr3" draw:text-style-name="P3" draw:layer="layout" svg:width="0.026cm" svg:height="0.053cm" svg:x="20.293cm" svg:y="2.47cm" svg:viewBox="0 0 27 54" draw:points="0,27 0,54 27,54 27,0">
          <text:p/>
        </draw:polygon>
        <draw:polygon draw:style-name="gr2" draw:text-style-name="P2" draw:layer="layout" svg:width="0.027cm" svg:height="0.053cm" svg:x="1.199cm" svg:y="2.47cm" svg:viewBox="0 0 28 54" draw:points="0,0 0,54 28,27 28,0">
          <text:p/>
        </draw:polygon>
        <draw:frame draw:style-name="gr4" draw:text-style-name="P4" draw:layer="layout" svg:width="19.066cm" svg:height="14.299cm" svg:x="1.2cm" svg:y="3.212cm">
          <draw:image xlink:href="Pictures/10000000000002D00000021CFB20CF51EB24ADC4.png" xlink:type="simple" xlink:show="embed" xlink:actuate="onLoad">
            <text:p/>
          </draw:image>
        </draw:frame>
        <draw:frame draw:style-name="gr5" draw:text-style-name="P6" draw:layer="layout" svg:width="11.885cm" svg:height="0.635cm" svg:x="1.2cm" svg:y="1.319cm">
          <draw:text-box>
            <text:p text:style-name="P5"><text:span text:style-name="T1">cse373­10sp­lec21­GraphsDijkstra­ink.cp3</text:span></text:p>
          </draw:text-box>
        </draw:frame>
        <draw:frame draw:style-name="gr6" draw:text-style-name="P7" draw:layer="layout" svg:width="0.423cm" svg:height="0.423cm" svg:x="20.267cm" svg:y="17.204cm">
          <draw:text-box>
            <text:p text:style-name="P5"><text:span text:style-name="T2"><text:s/></text:span></text:p>
          </draw:text-box>
        </draw:frame>
      </draw:page>
      <draw:page draw:name="page2" draw:style-name="dp1" draw:master-page-name="master-page26">
        <draw:polygon draw:style-name="gr1" draw:text-style-name="P1" draw:layer="layout" svg:width="19.65cm" svg:height="664.092cm" svg:x="0.987cm" svg:y="-24.992cm" svg:viewBox="0 0 19651 664093" draw:points="0,0 19651,0 19651,664093 0,664093">
          <text:p/>
        </draw:polygon>
        <draw:frame draw:style-name="gr4" draw:text-style-name="P4" draw:layer="layout" svg:width="19.066cm" svg:height="14.299cm" svg:x="1.2cm" svg:y="0.988cm">
          <draw:image xlink:href="Pictures/10000000000002D00000021C6C685D0C6E588E5D.png" xlink:type="simple" xlink:show="embed" xlink:actuate="onLoad">
            <text:p/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3" draw:style-name="dp1" draw:master-page-name="master-page26">
        <draw:polygon draw:style-name="gr1" draw:text-style-name="P1" draw:layer="layout" svg:width="19.65cm" svg:height="664.092cm" svg:x="0.987cm" svg:y="-50.971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30AB9395CBE24BCC.png" xlink:type="simple" xlink:show="embed" xlink:actuate="onLoad">
            <text:p>3/STR/MOT/DEC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4" draw:style-name="dp1" draw:master-page-name="master-page26">
        <draw:polygon draw:style-name="gr1" draw:text-style-name="P1" draw:layer="layout" svg:width="19.65cm" svg:height="664.092cm" svg:x="0.987cm" svg:y="-76.95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6D78CA5B2E7C6CF0.png" xlink:type="simple" xlink:show="embed" xlink:actuate="onLoad">
            <text:p>4/EXP/MOT/XPL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5" draw:style-name="dp1" draw:master-page-name="master-page26">
        <draw:polygon draw:style-name="gr1" draw:text-style-name="P1" draw:layer="layout" svg:width="19.65cm" svg:height="664.091cm" svg:x="0.987cm" svg:y="-102.928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E4E1C8608D7ECF7D.png" xlink:type="simple" xlink:show="embed" xlink:actuate="onLoad">
            <text:p>5/SOL/MOT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6" draw:style-name="dp1" draw:master-page-name="master-page26">
        <draw:polygon draw:style-name="gr1" draw:text-style-name="P1" draw:layer="layout" svg:width="19.65cm" svg:height="664.091cm" svg:x="0.987cm" svg:y="-128.907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70AFDF1202C7BED2.png" xlink:type="simple" xlink:show="embed" xlink:actuate="onLoad">
            <text:p>6/SOL/MOT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7" draw:style-name="dp1" draw:master-page-name="master-page26">
        <draw:polygon draw:style-name="gr1" draw:text-style-name="P1" draw:layer="layout" svg:width="19.65cm" svg:height="664.091cm" svg:x="0.939cm" svg:y="-154.886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AF185C493B549E22.png" xlink:type="simple" xlink:show="embed" xlink:actuate="onLoad">
            <text:p>7/EXP/MOT/DED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8" draw:style-name="dp1" draw:master-page-name="master-page26">
        <draw:polygon draw:style-name="gr1" draw:text-style-name="P1" draw:layer="layout" svg:width="19.65cm" svg:height="664.091cm" svg:x="0.987cm" svg:y="-180.865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319FBC10F474D62D.png" xlink:type="simple" xlink:show="embed" xlink:actuate="onLoad">
            <text:p>8/STR/APP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9" draw:style-name="dp1" draw:master-page-name="master-page26">
        <draw:polygon draw:style-name="gr1" draw:text-style-name="P1" draw:layer="layout" svg:width="19.65cm" svg:height="664.091cm" svg:x="0.987cm" svg:y="-206.844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E704B2BD6076FBD6.png" xlink:type="simple" xlink:show="embed" xlink:actuate="onLoad">
            <text:p>9/SOL/MOT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0" draw:style-name="dp1" draw:master-page-name="master-page26">
        <draw:polygon draw:style-name="gr1" draw:text-style-name="P1" draw:layer="layout" svg:width="19.65cm" svg:height="664.092cm" svg:x="0.987cm" svg:y="-232.823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3CD09BF52BBD70BE.png" xlink:type="simple" xlink:show="embed" xlink:actuate="onLoad">
            <text:p>10/EXP/DST/DEO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1" draw:style-name="dp1" draw:master-page-name="master-page26">
        <draw:polygon draw:style-name="gr1" draw:text-style-name="P1" draw:layer="layout" svg:width="19.65cm" svg:height="664.092cm" svg:x="0.987cm" svg:y="-258.802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1156A2E3F2047E7A.png" xlink:type="simple" xlink:show="embed" xlink:actuate="onLoad">
            <text:p>11/STR/MOT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2" draw:style-name="dp1" draw:master-page-name="master-page26">
        <draw:polygon draw:style-name="gr1" draw:text-style-name="P1" draw:layer="layout" svg:width="19.65cm" svg:height="664.092cm" svg:x="0.987cm" svg:y="-284.781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186A8B3C82D3233C.png" xlink:type="simple" xlink:show="embed" xlink:actuate="onLoad">
            <text:p>12/STR/BKG/FAC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3" draw:style-name="dp1" draw:master-page-name="master-page26">
        <draw:polygon draw:style-name="gr1" draw:text-style-name="P1" draw:layer="layout" svg:width="19.65cm" svg:height="664.092cm" svg:x="0.987cm" svg:y="-310.76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1EBF771BAE4AEB59.png" xlink:type="simple" xlink:show="embed" xlink:actuate="onLoad">
            <text:p>13/STR/ALG/DEC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4" draw:style-name="dp1" draw:master-page-name="master-page26">
        <draw:polygon draw:style-name="gr1" draw:text-style-name="P1" draw:layer="layout" svg:width="19.65cm" svg:height="664.092cm" svg:x="0.987cm" svg:y="-336.739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19B62430DF2C4D77.png" xlink:type="simple" xlink:show="embed" xlink:actuate="onLoad">
            <text:p>14/EXP/ALG/DEF/2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5" draw:style-name="dp1" draw:master-page-name="master-page26">
        <draw:polygon draw:style-name="gr1" draw:text-style-name="P1" draw:layer="layout" svg:width="19.65cm" svg:height="664.092cm" svg:x="0.987cm" svg:y="-362.718cm" svg:viewBox="0 0 19651 664093" draw:points="0,0 19651,0 19651,664093 0,664093">
          <text:p/>
        </draw:polygon>
        <draw:frame draw:style-name="gr4" draw:text-style-name="P4" draw:layer="layout" svg:width="19.066cm" svg:height="14.299cm" svg:x="1.2cm" svg:y="0.988cm">
          <draw:image xlink:href="Pictures/10000000000002D00000021CE7A5EE6D2B571DC5.png" xlink:type="simple" xlink:show="embed" xlink:actuate="onLoad">
            <text:p/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6" draw:style-name="dp1" draw:master-page-name="master-page26">
        <draw:polygon draw:style-name="gr1" draw:text-style-name="P1" draw:layer="layout" svg:width="19.65cm" svg:height="664.092cm" svg:x="0.987cm" svg:y="-388.697cm" svg:viewBox="0 0 19651 664093" draw:points="0,0 19651,0 19651,664093 0,664093">
          <text:p/>
        </draw:polygon>
        <draw:frame draw:style-name="gr7" draw:text-style-name="P4" draw:layer="layout" svg:width="19.066cm" svg:height="14.299cm" svg:x="1.154cm" svg:y="0.952cm">
          <draw:image xlink:href="Pictures/10000000000002D00000021C05D4A81B3220F725.png" xlink:type="simple" xlink:show="embed" xlink:actuate="onLoad">
            <text:p>16/EXP/ALG/DEO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7" draw:style-name="dp1" draw:master-page-name="master-page26">
        <draw:polygon draw:style-name="gr1" draw:text-style-name="P1" draw:layer="layout" svg:width="19.65cm" svg:height="664.092cm" svg:x="0.987cm" svg:y="-414.676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B6644D49AC6D1C62.png" xlink:type="simple" xlink:show="embed" xlink:actuate="onLoad">
            <text:p>17/EXP/ALG/DEO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8" draw:style-name="dp1" draw:master-page-name="master-page26">
        <draw:polygon draw:style-name="gr1" draw:text-style-name="P1" draw:layer="layout" svg:width="19.65cm" svg:height="664.092cm" svg:x="0.987cm" svg:y="-440.655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9BCC0CBE2C3DF4F0.png" xlink:type="simple" xlink:show="embed" xlink:actuate="onLoad">
            <text:p>18/EXP/ALG/XPL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19" draw:style-name="dp1" draw:master-page-name="master-page26">
        <draw:polygon draw:style-name="gr1" draw:text-style-name="P1" draw:layer="layout" svg:width="19.65cm" svg:height="664.092cm" svg:x="0.987cm" svg:y="-466.634cm" svg:viewBox="0 0 19651 664093" draw:points="0,0 19651,0 19651,664093 0,664093">
          <text:p/>
        </draw:polygon>
        <draw:frame draw:style-name="gr7" draw:text-style-name="P4" draw:layer="layout" svg:width="19.066cm" svg:height="14.299cm" svg:x="1.154cm" svg:y="0.952cm">
          <draw:image xlink:href="Pictures/10000000000002D00000021C90516E8B376A32E0.png" xlink:type="simple" xlink:show="embed" xlink:actuate="onLoad">
            <text:p>19/EXP/ALG/VIS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0" draw:style-name="dp1" draw:master-page-name="master-page26">
        <draw:polygon draw:style-name="gr1" draw:text-style-name="P1" draw:layer="layout" svg:width="19.65cm" svg:height="664.092cm" svg:x="0.987cm" svg:y="-492.613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BCE9C586DE8ECE0C.png" xlink:type="simple" xlink:show="embed" xlink:actuate="onLoad">
            <text:p>20/EXP/ALG/DEO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1" draw:style-name="dp1" draw:master-page-name="master-page26">
        <draw:polygon draw:style-name="gr1" draw:text-style-name="P1" draw:layer="layout" svg:width="19.65cm" svg:height="664.092cm" svg:x="0.987cm" svg:y="-518.592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4BBC58FFC8E594DF.png" xlink:type="simple" xlink:show="embed" xlink:actuate="onLoad">
            <text:p>21/STR/ALG/DEC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2" draw:style-name="dp1" draw:master-page-name="master-page26">
        <draw:polygon draw:style-name="gr1" draw:text-style-name="P1" draw:layer="layout" svg:width="19.65cm" svg:height="664.092cm" svg:x="0.987cm" svg:y="-544.571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6735A2C31BD9109B.png" xlink:type="simple" xlink:show="embed" xlink:actuate="onLoad">
            <text:p>22/EXP/ALG/XPL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3" draw:style-name="dp1" draw:master-page-name="master-page26">
        <draw:polygon draw:style-name="gr1" draw:text-style-name="P1" draw:layer="layout" svg:width="19.65cm" svg:height="664.092cm" svg:x="0.987cm" svg:y="-570.55cm" svg:viewBox="0 0 19651 664093" draw:points="0,0 19651,0 19651,664093 0,664093">
          <text:p/>
        </draw:polygon>
        <draw:frame draw:style-name="gr7" draw:text-style-name="P4" draw:layer="layout" svg:width="19.066cm" svg:height="14.299cm" svg:x="1.2cm" svg:y="0.988cm">
          <draw:image xlink:href="Pictures/10000000000002D00000021CF094F973A839B186.png" xlink:type="simple" xlink:show="embed" xlink:actuate="onLoad">
            <text:p>23/STR/ALG/DEC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4" draw:style-name="dp1" draw:master-page-name="master-page26">
        <draw:polygon draw:style-name="gr1" draw:text-style-name="P1" draw:layer="layout" svg:width="19.65cm" svg:height="664.091cm" svg:x="0.987cm" svg:y="-596.528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EC1B913E87B82307.png" xlink:type="simple" xlink:show="embed" xlink:actuate="onLoad">
            <text:p>24/EXP/ALG/XPL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5" draw:style-name="dp1" draw:master-page-name="master-page26">
        <draw:polygon draw:style-name="gr1" draw:text-style-name="P1" draw:layer="layout" svg:width="19.65cm" svg:height="664.091cm" svg:x="0.987cm" svg:y="-622.507cm" svg:viewBox="0 0 19651 664092" draw:points="0,0 19651,0 19651,664092 0,664092">
          <text:p/>
        </draw:polygon>
        <draw:frame draw:style-name="gr7" draw:text-style-name="P4" draw:layer="layout" svg:width="19.066cm" svg:height="14.299cm" svg:x="1.2cm" svg:y="0.988cm">
          <draw:image xlink:href="Pictures/10000000000002D00000021C16A9B8727E415DC8.png" xlink:type="simple" xlink:show="embed" xlink:actuate="onLoad">
            <text:p>25/STR/ALG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  <draw:page draw:name="page26" draw:style-name="dp1" draw:master-page-name="master-page26">
        <draw:polygon draw:style-name="gr1" draw:text-style-name="P1" draw:layer="layout" svg:width="19.65cm" svg:height="664.091cm" svg:x="0.987cm" svg:y="-648.486cm" svg:viewBox="0 0 19651 664092" draw:points="0,0 19651,0 19651,664092 0,664092">
          <text:p/>
        </draw:polygon>
        <draw:frame draw:style-name="gr4" draw:text-style-name="P4" draw:layer="layout" svg:width="19.066cm" svg:height="14.299cm" svg:x="1.2cm" svg:y="0.988cm">
          <draw:image xlink:href="Pictures/10000000000002D00000021C4AB6800E6CDD2F35.png" xlink:type="simple" xlink:show="embed" xlink:actuate="onLoad">
            <text:p>26/STR/ALG/DEF/1/A</text:p>
          </draw:image>
        </draw:frame>
        <draw:frame draw:style-name="gr6" draw:text-style-name="P7" draw:layer="layout" svg:width="0.423cm" svg:height="0.423cm" svg:x="20.267cm" svg:y="14.982cm">
          <draw:text-box>
            <text:p text:style-name="P5"><text:span text:style-name="T2"><text:s/></text:span></text:p>
          </draw:text-box>
        </draw:frame>
        <draw:frame draw:style-name="gr6" draw:text-style-name="P7" draw:layer="layout" svg:width="0.423cm" svg:height="0.423cm" svg:x="20.384cm" svg:y="15.352cm">
          <draw:text-box>
            <text:p text:style-name="P5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9T14:11:01.647594797</dc:date>
    <meta:editing-duration>PT10M20S</meta:editing-duration>
    <meta:editing-cycles>1</meta:editing-cycles>
    <meta:document-statistic meta:object-count="108"/>
    <meta:generator>LibreOffice/5.3.1.2$Linux_X86_64 LibreOffice_project/30m0$Build-2</meta:generator>
  </office:meta>
</office:document-meta>
</file>